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A02B93" style:letter-kerning="true" fo:font-size="22pt" style:font-size-asian="22pt" style:font-size-complex="22pt" style:language-asian="en" style:country-asian="GB"/>
    </style:style>
    <style:style style:name="P3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4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6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7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8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9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0" style:parent-style-name="ListParagraph" style:list-style-name="LFO1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1" style:parent-style-name="ListParagraph" style:list-style-name="LFO1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2" style:parent-style-name="ListParagraph" style:list-style-name="LFO1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3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Normal" style:family="paragraph">
      <style:text-properties fo:color="#4EA72E"/>
    </style:style>
  </office:automatic-styles>
  <office:body>
    <office:text text:use-soft-page-breaks="true">
      <text:p text:style-name="P1"/>
      <text:h text:style-name="P2" text:outline-level="1">Using ADRs light weight decision record:</text:h>
      <text:h text:style-name="P3" text:outline-level="2">Status</text:h>
      <text:p text:style-name="P4">Accepted<text:s/></text:p>
      <text:h text:style-name="P5" text:outline-level="2">Context</text:h>
      <text:p text:style-name="P6">I need a structured way to document architectural decisions related to the visa processing system.</text:p>
      <text:h text:style-name="P7" text:outline-level="2">Decision</text:h>
      <text:p text:style-name="P8">I have decided to use Architecture Decision Records (ADRs) as the standard document format for capturing architecture decisions for many reasons:</text:p>
      <text:h text:style-name="P9" text:outline-level="2">Rationale:</text:h>
      <text:list text:style-name="LFO1" text:continue-numbering="true">
        <text:list-item>
          <text:p text:style-name="P10">ADRs provide consistent and structured format for documenting decisions which make it easy to understand and reference.</text:p>
        </text:list-item>
        <text:list-item>
          <text:p text:style-name="P11">ADRs include context, decision<text:s/></text:p>
        </text:list-item>
        <text:list-item>
          <text:p text:style-name="P12">ADRs can be versioned, allowing for tracking changes and updates to decisions over time.</text:p>
        </text:list-item>
      </text:list>
      <text:h text:style-name="P13" text:outline-level="2">Consequences</text:h>
      <text:list text:style-name="LFO1" text:continue-numbering="true">
        <text:list-item>
          <text:p text:style-name="P14">Documentation Overhead: Maintaining ADRs requires effort,<text:s/>so I will<text:s/><text:s/>need to allocate time for documenting decisions effectively.</text:p>
        </text:list-item>
        <text:list-item>
          <text:p text:style-name="P15">I may need some time to become accustomed to the ADR format and process.</text:p>
        </text:list-item>
      </text:list>
      <text:p text:style-name="P16">…………………………………………………………………………………………………………………….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or Homad</meta:initial-creator>
    <dc:creator>Noor Homad</dc:creator>
    <meta:creation-date>2023-12-25T19:26:00Z</meta:creation-date>
    <dc:date>2023-12-25T19:27:00Z</dc:date>
    <meta:template xlink:href="Normal" xlink:type="simple"/>
    <meta:editing-cycles>2</meta:editing-cycles>
    <meta:editing-duration>PT0S</meta:editing-duration>
    <meta:document-statistic meta:page-count="1" meta:paragraph-count="1" meta:word-count="124" meta:character-count="836" meta:row-count="5" meta:non-whitespace-character-count="713"/>
  </office:meta>
</office:document-meta>
</file>